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999cm" style:rel-column-width="16383*"/>
    </style:style>
    <style:style style:name="Tabella1.B" style:family="table-column">
      <style:table-column-properties style:column-width="5.001cm" style:rel-column-width="16384*"/>
    </style:style>
    <style:style style:name="Tabella1.D" style:family="table-column">
      <style:table-column-properties style:column-width="5.001cm" style:rel-column-width="16385*"/>
    </style:style>
    <style:style style:name="Tabella1.1" style:family="table-row">
      <style:table-row-properties style:min-row-height="1.005cm"/>
    </style:style>
    <style:style style:name="Tabel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ffffff" fo:padding="0.097cm" fo:border="0.05pt solid #000000">
        <style:background-image/>
      </style:table-cell-properties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4.997cm" style:rel-column-width="2833*"/>
    </style:style>
    <style:style style:name="Tabella4.B" style:family="table-column">
      <style:table-column-properties style:column-width="4.21cm" style:rel-column-width="2387*"/>
    </style:style>
    <style:style style:name="Tabella4.C" style:family="table-column">
      <style:table-column-properties style:column-width="1.083cm" style:rel-column-width="614*"/>
    </style:style>
    <style:style style:name="Tabella4.D" style:family="table-column">
      <style:table-column-properties style:column-width="4.706cm" style:rel-column-width="2668*"/>
    </style:style>
    <style:style style:name="Tabella4.E" style:family="table-column">
      <style:table-column-properties style:column-width="5.002cm" style:rel-column-width="2836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1.191cm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9" style:family="table-row">
      <style:table-row-properties style:min-row-height="0.743cm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793f3e" officeooo:paragraph-rsid="00793f3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4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5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text-properties style:font-name="UBUNTU LIGHT" fo:font-size="11pt" fo:font-weight="bold" officeooo:rsid="008b3385" officeooo:paragraph-rsid="008b3385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5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6" style:family="paragraph" style:parent-style-name="Table_20_Contents">
      <style:paragraph-properties fo:text-align="start" style:justify-single-word="false"/>
      <style:text-properties officeooo:rsid="008c8a50" officeooo:paragraph-rsid="009078fc"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 Light" fo:font-size="10pt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23">NON CONFORMITA' <text:span text:style-name="T8"><text:placeholder text:placeholder-type="text">&lt;'INTERNO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8">N°</text:p>
          </table:table-cell>
          <table:table-cell table:style-name="Tabella2.A2" office:value-type="string">
            <text:p text:style-name="P19">Data</text:p>
          </table:table-cell>
          <table:table-cell table:style-name="Tabella2.C2" office:value-type="string">
            <text:p text:style-name="P24">Commento orgine</text:p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P9"><text:placeholder text:placeholder-type="text">&lt;o.origin_other&gt;</text:placeholder></text:p>
          </table:table-cell>
        </table:table-row>
        <table:table-row>
          <table:table-cell table:style-name="Tabella2.C2" table:number-columns-spanned="3" office:value-type="string">
            <text:p text:style-name="P22">DESCRIZIONE DELLA NON CONFO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10"><text:placeholder text:placeholder-type="text">&lt;o.nam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12">TRATTAMENTO DELLA NON CONFORMITA'</text:p>
          </table:table-cell>
          <table:covered-table-cell/>
          <table:covered-table-cell/>
        </table:table-row>
      </table:table>
      <text:p text:style-name="P13"><text:placeholder text:placeholder-type="text">&lt;o.treatment&gt;</text:placeholder></text:p>
      <text:p text:style-name="P16"/>
      <text:p text:style-name="P16"/>
      <text:p text:style-name="P16"/>
      <text:p text:style-name="P16"/>
      <text:p text:style-name="P16"/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row table:style-name="Tabella1.1">
          <table:table-cell table:style-name="Tabella1.A1" office:value-type="string">
            <text:p text:style-name="P31">Firma RAQ</text:p>
          </table:table-cell>
          <table:table-cell table:style-name="Tabella1.B1" office:value-type="string">
            <text:p text:style-name="P30"/>
          </table:table-cell>
          <table:table-cell table:style-name="Tabella1.A1" office:value-type="string">
            <text:p text:style-name="P26">Firma RDQ</text:p>
          </table:table-cell>
          <table:table-cell table:style-name="Tabella1.D1" office:value-type="string">
            <text:p text:style-name="P25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table:number-columns-spanned="5" office:value-type="string">
            <text:p text:style-name="P21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9">APERTURA AZIONE CORRETTIV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2" office:value-type="string">
            <text:p text:style-name="P33">N. azione correttiva</text:p>
          </table:table-cell>
          <table:covered-table-cell/>
          <table:table-cell table:style-name="Tabella4.A2" table:number-columns-spanned="3" office:value-type="string">
            <text:p text:style-name="P20">Tipo azione correttiva</text:p>
          </table:table-cell>
          <table:covered-table-cell/>
          <table:covered-table-cell/>
        </table:table-row>
        <table:table-row>
          <table:table-cell table:style-name="Tabella4.A4" table:number-columns-spanned="2" office:value-type="string">
            <text:p text:style-name="P35"><text:s/><text:span text:style-name="T11"><text:placeholder text:placeholder-type="text">&lt;o.action_id.ref or ''&gt;</text:placeholder></text:span></text:p>
          </table:table-cell>
          <table:covered-table-cell/>
          <table:table-cell table:style-name="Tabella4.C4" table:number-columns-spanned="3" office:value-type="string">
            <text:p text:style-name="P38"><text:placeholder text:placeholder-type="text">&lt;get_selection_item(o.action_id, 'type')&gt;</text:placeholder></text:p>
          </table:table-cell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8">CHIUSURA NON CONFORMITA' E GIUDIZ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4">DATA: <text:span text:style-name="T11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7"><text:placeholder text:placeholder-type="text">&lt;o.action_id.esit_note&gt;</text:placeholder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7"/>
          </table:table-cell>
          <table:covered-table-cell/>
          <table:covered-table-cell/>
          <table:covered-table-cell/>
          <table:covered-table-cell/>
        </table:table-row>
        <table:table-row table:style-name="Tabella4.8">
          <table:table-cell table:style-name="Tabella4.A3" office:value-type="string">
            <text:p text:style-name="P32">Firma RAQ</text:p>
          </table:table-cell>
          <table:table-cell table:style-name="Tabella4.B8" table:number-columns-spanned="2" office:value-type="string">
            <text:p text:style-name="P32"/>
          </table:table-cell>
          <table:covered-table-cell/>
          <table:table-cell table:style-name="Tabella4.A3" office:value-type="string">
            <text:p text:style-name="P27">Firma RDQ</text:p>
          </table:table-cell>
          <table:table-cell table:style-name="Tabella4.E8" office:value-type="string">
            <text:p text:style-name="P27"/>
          </table:table-cell>
        </table:table-row>
        <table:table-row table:style-name="Tabella4.9">
          <table:table-cell table:style-name="Tabella4.A9" table:number-columns-spanned="5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O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5:40:48.346470545</dc:date>
    <meta:editing-duration>P1DT19H36M52S</meta:editing-duration>
    <meta:editing-cycles>504</meta:editing-cycles>
    <meta:generator>LibreOffice/4.3.3.2$Linux_X86_64 LibreOffice_project/430m0$Build-2</meta:generator>
    <dc:creator>thebrush </dc:creator>
    <meta:document-statistic meta:table-count="3" meta:image-count="2" meta:object-count="0" meta:page-count="1" meta:paragraph-count="30" meta:word-count="79" meta:character-count="697" meta:non-whitespace-character-count="615"/>
    <meta:user-defined meta:name="Info 1"/>
    <meta:user-defined meta:name="Info 2"/>
    <meta:user-defined meta:name="Info 3"/>
    <meta:user-defined meta:name="Info 4"/>
  </office:meta>
</office:document-meta>
</file>